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e0f8" style:font-size-asian="16pt" style:font-size-complex="16pt"/>
    </style:style>
    <style:style style:name="T3" style:family="text">
      <style:text-properties officeooo:rsid="0013e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list exported from <text:a xlink:type="simple" xlink:href="../../../../../../../../Z:/SVN_Checkout/A10-A20-OLINUXINO-MICRO/Hardware/trunk/BRD/" text:style-name="Internet_20_link" text:visited-style-name="Visited_20_Internet_20_Link">Z:/SVN_Checkout/A10-A20-OLINUXINO-MICRO/Hardware/trunk/BRD/</text:a></text:p>
      <text:p text:style-name="P2"><text:span text:style-name="T1">A20-OLINUXINO-MICRO_Rev_</text:span><text:span text:style-name="T2">L</text:span>.sch at <text:span text:style-name="T3">27</text:span>.0<text:span text:style-name="T3">2</text:span>.201<text:span text:style-name="T3">8</text:span> 16:31:51 </text:p>
      <text:p text:style-name="P1"/>
      <text:p text:style-name="P1">Qty Value <text:s text:c="46"/>Device <text:s text:c="36"/>Parts <text:s text:c="272"/></text:p>
      <text:p text:style-name="P1">1 <text:s text:c="2"/>0.03R/1% <text:s text:c="43"/>R-EU_R1206_5MIL_WS <text:s text:c="24"/>R59 <text:s text:c="274"/></text:p>
      <text:p text:style-name="P1">4 <text:s text:c="2"/>0R(Board_Mounted) <text:s text:c="34"/>R_0R0R(NA) <text:s text:c="32"/>R24, R34, R69, R87 <text:s text:c="259"/></text:p>
      <text:p text:style-name="P1">2 <text:s text:c="2"/>1.1k/1% <text:s text:c="44"/>R-EU_R0603_5MIL_DWS <text:s text:c="23"/>R90, R92 <text:s text:c="269"/></text:p>
      <text:p text:style-name="P1">2 <text:s text:c="2"/>1N5819(S4SOD-123) <text:s text:c="34"/>SCHOTKKY7.62SS-1N5819(S4SOD-123) <text:s text:c="10"/>D1, D3 <text:s text:c="271"/></text:p>
      <text:p text:style-name="P1">3 <text:s text:c="2"/>1N5822/SS34/SMA <text:s text:c="36"/>SCHOTKKY7.62SS2 <text:s text:c="27"/>D2, D4, D6 <text:s text:c="267"/></text:p>
      <text:p text:style-name="P1">12 <text:s/>1R <text:s text:c="49"/>R-EU_R0603_5MIL_DWS <text:s text:c="23"/>R3, R31, R51, R53, R60, R62, R63, R66, R68, R71, R72, R74 <text:s text:c="220"/></text:p>
      <text:p text:style-name="P1">8 <text:s text:c="2"/>1nF <text:s text:c="48"/>C-EUC0603_DWS <text:s text:c="29"/>C127, C129, C131, C132, C160, C165, C182, C218 <text:s text:c="231"/></text:p>
      <text:p text:style-name="P1">1 <text:s text:c="2"/>1nF/2kV/X7R/1206 <text:s text:c="35"/>C-EUC1206_5MILS_WS_ISO <text:s text:c="20"/>C95 <text:s text:c="274"/></text:p>
      <text:p text:style-name="P1">7 <text:s text:c="2"/>1uF/6.3V <text:s text:c="43"/>C-EUC0603_DWS <text:s text:c="29"/>C73, C91, C110, C146, C150, C167, C174 <text:s text:c="239"/></text:p>
      <text:p text:style-name="P1">21 <text:s/>2.2k/1% <text:s text:c="44"/>R-EU_R0603_5MIL_DWS <text:s text:c="23"/>R1, R2, R4, R6, R8, R32, R37, R39, R57, R65, R70, R73, R75, R76, R81, R82, R83, R86, R93, R94, R120 <text:s text:c="178"/></text:p>
      <text:p text:style-name="P1">6 <text:s text:c="2"/>2.2uF/50V <text:s text:c="42"/>C-EUC0805_5MIL_DWS <text:s text:c="24"/>C202, C203, C241, C242, C243, C244 <text:s text:c="243"/></text:p>
      <text:p text:style-name="P1">6 <text:s text:c="2"/>2.2uH/1.5A/DCR&lt;0.1R/CD32 <text:s text:c="27"/>L-CD32 <text:s text:c="36"/>L12, L13, L14, L18, L20, L21 <text:s text:c="249"/></text:p>
      <text:p text:style-name="P1">1 <text:s text:c="2"/>3.3nF <text:s text:c="46"/>C-EUC0603_DWS <text:s text:c="29"/>C163 <text:s text:c="273"/></text:p>
      <text:p text:style-name="P1">2 <text:s text:c="2"/>3.9k/1% <text:s text:c="44"/>R-EU_R0603_5MIL_DWS <text:s text:c="23"/>R48, R55 <text:s text:c="269"/></text:p>
      <text:p text:style-name="P1">4 <text:s text:c="2"/>4.99k/1% <text:s text:c="43"/>R-EU_R0603_5MIL_DWS <text:s text:c="23"/>R42, R61, R89, R138 <text:s text:c="258"/></text:p>
      <text:p text:style-name="P1">1 <text:s text:c="2"/>6.81k/1% <text:s text:c="43"/>R-EU_R0603_5MIL_DWS <text:s text:c="23"/>R96 <text:s text:c="274"/></text:p>
      <text:p text:style-name="P1">2 <text:s text:c="2"/>8.25k/1% <text:s text:c="43"/>R-EU_R0603_5MIL_DWS <text:s text:c="23"/>R88, R97 <text:s text:c="269"/></text:p>
      <text:p text:style-name="P1">1 <text:s text:c="2"/>10M <text:s text:c="48"/>R-EU_R0402_TI <text:s text:c="29"/>R139 <text:s text:c="273"/></text:p>
      <text:p text:style-name="P1">14 <text:s/>10k <text:s text:c="48"/>R-EU_R0603_5MIL_DWS <text:s text:c="23"/>R10, R20, R30, R33, R38, R44, R46, R47, R54, R98, R105, R136, R137, R152 <text:s text:c="205"/></text:p>
      <text:p text:style-name="P1">4 <text:s text:c="2"/>10nF <text:s text:c="47"/>C-EUC0402_TI <text:s text:c="30"/>C140, C141, C142, C143 <text:s text:c="255"/></text:p>
      <text:p text:style-name="P1">22 <text:s/>10uF/6.3V <text:s text:c="42"/>C-EUC0603_DWS <text:s text:c="29"/>C112, C113, C121, C128, C136, C147, C148, C149, C151, C152, C156, C158, C159, C162, C164, C166, C172, C177, C178, C179, C180, C187 <text:s text:c="147"/></text:p>
      <text:p text:style-name="P1">1 <text:s text:c="2"/>11k/1% <text:s text:c="45"/>R-EU_R0603_5MIL_DWS <text:s text:c="23"/>R99 <text:s text:c="274"/></text:p>
      <text:p text:style-name="P1">1 <text:s text:c="2"/>12.1k/1% <text:s text:c="43"/>R-EU_R0603_5MIL_DWS <text:s text:c="23"/>R140 <text:s text:c="273"/></text:p>
      <text:p text:style-name="P1">4 <text:s text:c="2"/>13k/1% <text:s text:c="45"/>R-EU_R0603_5MIL_DWS <text:s text:c="23"/>R45, R78, R80, R100 <text:s text:c="258"/></text:p>
      <text:p text:style-name="P1">1 <text:s text:c="2"/>15uH/YS75 <text:s text:c="42"/>LLQH88PN100M38 <text:s text:c="28"/>L19 <text:s text:c="274"/></text:p>
      <text:p text:style-name="P1">2 <text:s text:c="2"/>16.2k/1% <text:s text:c="43"/>R-EU_R0603_5MIL_DWS <text:s text:c="23"/>R77, R101 <text:s text:c="268"/></text:p>
      <text:p text:style-name="P1">1 <text:s text:c="2"/>22.1k/1% <text:s text:c="43"/>R-EU_R0603_5MIL_DWS <text:s text:c="23"/>R102 <text:s text:c="273"/></text:p>
      <text:p text:style-name="P1">5 <text:s text:c="2"/>22R <text:s text:c="48"/>R-EU_R0402_TI <text:s text:c="29"/>R118, R119, R133, R134, R135 <text:s text:c="249"/></text:p>
      <text:p text:style-name="P1">2 <text:s text:c="2"/>22pF/50V/5%/COG/C0603 <text:s text:c="30"/>C-EUC0603_DWS <text:s text:c="29"/>C97, C98 <text:s text:c="269"/></text:p>
      <text:p text:style-name="P1">32 <text:s/>22uF/6.3V <text:s text:c="42"/>C-EUC0603_DWS <text:s text:c="29"/>C13, C56, C65, C66, C101, C103, C104, C105, C109, C115, C133, C138, C157, C168, C173, C186, C190, C193, C194, C198, C199, C204, C205, C206, C207, C209, C210, C211, C212, C216, C219, C220 <text:s text:c="91"/></text:p>
      <text:p text:style-name="P1">1 <text:s text:c="2"/>27k <text:s text:c="48"/>R-EU_R0603_5MIL_DWS <text:s text:c="23"/>R110 <text:s text:c="273"/></text:p>
      <text:p text:style-name="P1">6 <text:s text:c="2"/>33pF <text:s text:c="47"/>C-EUC0603_DWS <text:s text:c="29"/>C75, C76, C99, C100, C195, C208 <text:s text:c="246"/></text:p>
      <text:p text:style-name="P1">6 <text:s text:c="2"/>47k <text:s text:c="48"/>R-EU_R0603_5MIL_DWS <text:s text:c="23"/>R27, R28, R52, R84, R95, R111 <text:s text:c="248"/></text:p>
      <text:p text:style-name="P1">13 <text:s/>47uF/6.3V <text:s text:c="42"/>C-EUC0805_5MIL_DWS <text:s text:c="24"/>C123, C126, C135, C145, C217, C222, C223, C240, C245, C246, C247, C248, C249 <text:s text:c="201"/></text:p>
      <text:p text:style-name="P1">8 <text:s text:c="2"/>49.9R/1% <text:s text:c="43"/>R-EU_R0603_5MIL_DWS <text:s text:c="23"/>R25, R43, R58, R103, R141, R142, R143, R149 <text:s text:c="234"/></text:p>
      <text:p text:style-name="P1">7 <text:s text:c="2"/>100k/1% <text:s text:c="44"/>R-EU_R0603_5MIL_DWS <text:s text:c="23"/>R11, R17, R29, R40, R85, R91, R108 <text:s text:c="243"/></text:p>
      <text:p text:style-name="P1">15 <text:s/>100nF <text:s text:c="46"/>C-EUC0603_DWS <text:s text:c="29"/>C64, C67, C72, C74, C92, C94, C122, C124, C125, C161, C170, C171, C176, C200, C221 <text:s text:c="195"/></text:p>
      <text:p text:style-name="P1">1 <text:s text:c="2"/>150pF <text:s text:c="46"/>C-EUC0603_DWS <text:s text:c="29"/>C201 <text:s text:c="273"/></text:p>
      <text:p text:style-name="P1">1 <text:s text:c="2"/>191R/1% <text:s text:c="44"/>R-EU_R0603_5MIL_DWS <text:s text:c="23"/>R64 <text:s text:c="274"/></text:p>
      <text:p text:style-name="P1">3 <text:s text:c="2"/>200k/1% <text:s text:c="44"/>R-EU_R0603_5MIL_DWS <text:s text:c="23"/>R36, R56, R67 <text:s text:c="264"/></text:p>
      <text:p text:style-name="P1">45 <text:s/>220nF <text:s text:c="46"/>C-EUC0402_TI <text:s text:c="30"/>C2, C3, C5, C7, C10, C11, C14, C15, C18, C19, C21, C22, C23, C24, C25, C26, C27, C57, C59, C60, C61, C62, C68, C69, C70, C77, C78, C79, C80, C82, C83, C84, C85, C86, C87, C102, C106, C134, C139, C155, C169, C175, C184, C189, C191 <text:s text:c="48"/></text:p>
      <text:p text:style-name="P1">54 <text:s/>220nF <text:s text:c="46"/>C-EUC0603_DWS <text:s text:c="29"/>C1, C4, C6, C8, C9, C12, C16, C17, C20, C28, C29, C30, C31, C32, C33, C34, C35, C36, C37, C38, C39, C40, C41, C42, C43, C44, C45, C46, C47, C48, C49, C50, C51, C52, C53, C54, C55, C58, C81, C111, C114, C117, C118, C119, C120, C224, C225, C226, C227, C228, C229, C230, C231, C232</text:p>
      <text:p text:style-name="P1">7 <text:s text:c="2"/>330R/1% <text:s text:c="44"/>R-EU_R0603_5MIL_DWS <text:s text:c="23"/>R7, R9, R16, R41, R104, R150, R151 <text:s text:c="243"/></text:p>
      <text:p text:style-name="P1">2 <text:s text:c="2"/>470nF <text:s text:c="46"/>C-EUC0603_DWS <text:s text:c="29"/>C192, C196 <text:s text:c="267"/></text:p>
      <text:p text:style-name="P1">1 <text:s text:c="2"/>A20(TFBGA441) <text:s text:c="38"/>A10 <text:s text:c="39"/>U1 <text:s text:c="275"/></text:p>
      <text:p text:style-name="P1">1 <text:s text:c="2"/>AP1231-2.5V(SOT23-5) <text:s text:c="31"/>AP1231-33 <text:s text:c="33"/>VR1 <text:s text:c="274"/></text:p>
      <text:p text:style-name="P1">1 <text:s text:c="2"/>AT24C16BN-SH(SOIC-8) <text:s text:c="31"/>24LCXX <text:s text:c="36"/>U6 <text:s text:c="275"/></text:p>
      <text:p text:style-name="P1">1 <text:s text:c="2"/>AXP209(QFN48) <text:s text:c="38"/>AXP209 <text:s text:c="36"/>U12 <text:s text:c="274"/></text:p>
      <text:p text:style-name="P1">1 <text:s text:c="2"/>BC846B(SOT23-3) <text:s text:c="36"/>NPN-TRANSISTOR_SOT23 <text:s text:c="22"/>T1 <text:s text:c="275"/></text:p>
      <text:p text:style-name="P1">3 <text:s text:c="2"/>BSS138(SOT23-3) <text:s text:c="36"/>N-MOS+DIODBSS138(SOT23-3) <text:s text:c="17"/>FET2, FET3, FET5 <text:s text:c="261"/></text:p>
      <text:p text:style-name="P1">1 <text:s text:c="2"/>Closed <text:s text:c="45"/>SJSJ_1_SMALLER_CLOSE_10MILS <text:s text:c="15"/>NAND_E <text:s text:c="271"/></text:p>
      <text:p text:style-name="P1">1 <text:s text:c="2"/>DW02R <text:s text:c="46"/>CON2DW02R <text:s text:c="33"/>LIPO_BAT <text:s text:c="269"/></text:p>
      <text:p text:style-name="P1">1 <text:s text:c="2"/>DW02S <text:s text:c="46"/>CON2DW02S <text:s text:c="33"/>5V_SATA_PWR <text:s text:c="266"/></text:p>
      <text:p text:style-name="P1">9 <text:s text:c="2"/>FB0805/600R/2A <text:s text:c="37"/>L-USL0805_5MIL_DWS <text:s text:c="24"/>L4, L5, L6, L7, L11, L15, L16, L17, L22 <text:s text:c="238"/></text:p>
      <text:p text:style-name="P1"><text:soft-page-break/>6 <text:s text:c="2"/>FIDUCIAL <text:s text:c="43"/>FIDUCIAL <text:s text:c="34"/>U4, U5, U18, U19, U20, U21 <text:s text:c="251"/></text:p>
      <text:p text:style-name="P1">1 <text:s text:c="2"/>FSMD035 <text:s text:c="44"/>FUSE <text:s text:c="38"/>FUSE1 <text:s text:c="272"/></text:p>
      <text:p text:style-name="P1">2 <text:s text:c="2"/>GBH-254-SMT-10 <text:s text:c="37"/>ML10-(GBH-254-SMT-10)_TEST <text:s text:c="16"/>UEXT1, UEXT2 <text:s text:c="265"/></text:p>
      <text:p text:style-name="P1">4 <text:s text:c="2"/>GBH-254-SMT-40 <text:s text:c="37"/>ML40-GBH-254-SMT-40_TEST <text:s text:c="18"/>GPIO-1, GPIO-2, GPIO-3, LCD_CON <text:s text:c="246"/></text:p>
      <text:p text:style-name="P1">1 <text:s text:c="2"/>HDMI-SWM-19 <text:s text:c="40"/>HDMI-MC34931HDMI-SWM-19_TEST <text:s text:c="14"/>HDMI <text:s text:c="273"/></text:p>
      <text:p text:style-name="P1">1 <text:s text:c="2"/>HN1X4 <text:s text:c="46"/>CON4HN1X4 <text:s text:c="33"/>UART0 <text:s text:c="272"/></text:p>
      <text:p text:style-name="P1">2 <text:s text:c="2"/>IRLML6402(SOT23-3) <text:s text:c="33"/>P-MOS+DIODIRLML6402 <text:s text:c="23"/>FET1, FET4 <text:s text:c="267"/></text:p>
      <text:p text:style-name="P1">1 <text:s text:c="2"/>LAN8710A-EZC-TR(QFN-32) <text:s text:c="28"/>LAN8710A-EZC <text:s text:c="30"/>U7 <text:s text:c="275"/></text:p>
      <text:p text:style-name="P1">1 <text:s text:c="2"/>LED/GREEN/0603 <text:s text:c="37"/>LEDLED-0603_TEST <text:s text:c="26"/>LED1 <text:s text:c="273"/></text:p>
      <text:p text:style-name="P1">1 <text:s text:c="2"/>LED/RED/0603 <text:s text:c="39"/>LEDLED-0603_TEST <text:s text:c="26"/>PWR_LED <text:s text:c="270"/></text:p>
      <text:p text:style-name="P1">1 <text:s text:c="2"/>LED/YELLOW/0603 <text:s text:c="36"/>LEDLED-0603_TEST <text:s text:c="26"/>CHGLED <text:s text:c="271"/></text:p>
      <text:p text:style-name="P1">1 <text:s text:c="2"/>MICRO_SD/TFC-WPAPR-08 <text:s text:c="30"/>MICRO_SD/MMC_CP_NEWTEST_CREAM <text:s text:c="13"/>SD/MMC1 <text:s text:c="270"/></text:p>
      <text:p text:style-name="P1">1 <text:s text:c="2"/>MP1584EN(SOIC8E) <text:s text:c="35"/>MP1584EN(SOIC8E) <text:s text:c="26"/>U14 <text:s text:c="274"/></text:p>
      <text:p text:style-name="P1">2 <text:s text:c="2"/>MT41K256M16HA-125:E(DDR3L-1600_11-11-11) <text:s text:c="11"/>H5TQ2G63BFR_MEM4G16D3EABG-125PHIS <text:s text:c="9"/>U2, U3 <text:s text:c="271"/></text:p>
      <text:p text:style-name="P1">1 <text:s text:c="2"/>MT3608(SOT23-6) <text:s text:c="36"/>SY7208 <text:s text:c="36"/>U16 <text:s text:c="274"/></text:p>
      <text:p text:style-name="P1">4 <text:s text:c="2"/>NA <text:s text:c="49"/>C-EUC0402_TI <text:s text:c="30"/>C107, C108, C153, C154 <text:s text:c="255"/></text:p>
      <text:p text:style-name="P1">5 <text:s text:c="2"/>NA <text:s text:c="49"/>C-EUC0603_DWS <text:s text:c="29"/>C71, C181, C183, C185, C188 <text:s text:c="250"/></text:p>
      <text:p text:style-name="P1">1 <text:s text:c="2"/>NA <text:s text:c="49"/>C-EUC1206_5MILS_WS_ISO <text:s text:c="20"/>C93 <text:s text:c="274"/></text:p>
      <text:p text:style-name="P1">2 <text:s text:c="2"/>NA <text:s text:c="49"/>R-EU_R0402_SMALL <text:s text:c="26"/>R12, R15 <text:s text:c="269"/></text:p>
      <text:p text:style-name="P1">6 <text:s text:c="2"/>NA <text:s text:c="49"/>R-EU_R0603_5MIL_DWS <text:s text:c="23"/>R5, R22, R23, R49, R50, R153 <text:s text:c="249"/></text:p>
      <text:p text:style-name="P1">11 <text:s/>NA(0R) <text:s text:c="45"/>R-EU_R0402_TI <text:s text:c="29"/>R122, R123, R124, R125, R126, R127, R128, R129, R130, R131, R132 <text:s text:c="213"/></text:p>
      <text:p text:style-name="P1">1 <text:s text:c="2"/>NA(0R) <text:s text:c="45"/>R-EU_R0603_5MIL_DWS <text:s text:c="23"/>R35 <text:s text:c="274"/></text:p>
      <text:p text:style-name="P1">2 <text:s text:c="2"/>NA(2.2k/1%) <text:s text:c="40"/>R-EU_R0603_5MIL_DWS <text:s text:c="23"/>R13, R14 <text:s text:c="269"/></text:p>
      <text:p text:style-name="P1">2 <text:s text:c="2"/>NA(2.2uF) <text:s text:c="42"/>C-EUC0603_DWS <text:s text:c="29"/>C116, C144 <text:s text:c="267"/></text:p>
      <text:p text:style-name="P1">6 <text:s text:c="2"/>NA(2.2uF/6.3V) <text:s text:c="37"/>C-EUC0603_DWS <text:s text:c="29"/>C234, C236, C239, C251, C253, C255 <text:s text:c="243"/></text:p>
      <text:p text:style-name="P1">13 <text:s/>NA(10k) <text:s text:c="44"/>R-EU_R0603_5MIL_DWS <text:s text:c="23"/>R18, R19, R21, R26, R112, R113, R115, R116, R117, R121, R144, R145, R154 <text:s text:c="205"/></text:p>
      <text:p text:style-name="P1">1 <text:s text:c="2"/>NA(10uF/6.3V) <text:s text:c="38"/>C-EUC0603_DWS <text:s text:c="29"/>C63 <text:s text:c="274"/></text:p>
      <text:p text:style-name="P1">4 <text:s text:c="2"/>NA(22R) <text:s text:c="44"/>R-EU_R0402_TI <text:s text:c="29"/>R114, R146, R147, R148 <text:s text:c="255"/></text:p>
      <text:p text:style-name="P1">6 <text:s text:c="2"/>NA(22uF/6.3V) <text:s text:c="38"/>C-EUC0603_DWS <text:s text:c="29"/>C96, C197, C213, C214, C215, C256 <text:s text:c="244"/></text:p>
      <text:p text:style-name="P1">1 <text:s text:c="2"/>NA(47k) <text:s text:c="44"/>R-EU_R0603_5MIL_DWS <text:s text:c="23"/>R109 <text:s text:c="273"/></text:p>
      <text:p text:style-name="P1">2 <text:s text:c="2"/>NA(47uF/6.3V) <text:s text:c="38"/>C-EUC0805_5MIL_DWS <text:s text:c="24"/>C130, C137 <text:s text:c="267"/></text:p>
      <text:p text:style-name="P1">1 <text:s text:c="2"/>NA(100k/1%) <text:s text:c="40"/>R-EU_R0603_5MIL_DWS <text:s text:c="23"/>R79 <text:s text:c="274"/></text:p>
      <text:p text:style-name="P1">4 <text:s text:c="2"/>NA(100nF) <text:s text:c="42"/>C-EUC0603_DWS <text:s text:c="29"/>C88, C89, C90, C233 <text:s text:c="258"/></text:p>
      <text:p text:style-name="P1">6 <text:s text:c="2"/>NA(220nF) <text:s text:c="42"/>C-EUC0402_TI <text:s text:c="30"/>C235, C237, C238, C250, C252, C254 <text:s text:c="243"/></text:p>
      <text:p text:style-name="P1">2 <text:s text:c="2"/>NA(330R/1%) <text:s text:c="40"/>R-EU_R0603_5MIL_DWS <text:s text:c="23"/>R106, R107 <text:s text:c="267"/></text:p>
      <text:p text:style-name="P1">1 <text:s text:c="2"/>NA(DW02S) <text:s text:c="42"/>CON2DW02S <text:s text:c="33"/>5V_PWR <text:s text:c="271"/></text:p>
      <text:p text:style-name="P1">4 <text:s text:c="2"/>NA(FB0805/600R/2A) <text:s text:c="33"/>L-USL0805_5MIL_DWS <text:s text:c="24"/>L1, L2, L8, L10 <text:s text:c="262"/></text:p>
      <text:p text:style-name="P1">1 <text:s text:c="2"/>NA(H27UBG8T2BTR_or_MT29F64G08CBABAWP:BTR(8GB_NAND)) H27UBG8T2A <text:s text:c="32"/>U8 <text:s text:c="275"/></text:p>
      <text:p text:style-name="P1">1 <text:s text:c="2"/>NA(HN1x2) <text:s text:c="42"/>CON2HN1X2 <text:s text:c="33"/>BKUP <text:s text:c="273"/></text:p>
      <text:p text:style-name="P1">1 <text:s text:c="2"/>NA(HN1x2) <text:s text:c="42"/>JP1E <text:s text:c="38"/>MIC2 <text:s text:c="273"/></text:p>
      <text:p text:style-name="P1">1 <text:s text:c="2"/>NA(KLMAG2GEND-B031(FBGA153)) <text:s text:c="23"/>KLMAG2GEND-B031(FBGA153) <text:s text:c="18"/>U26 <text:s text:c="274"/></text:p>
      <text:p text:style-name="P1">1 <text:s text:c="2"/>NA(MTFC4GACAANA-4M_IT(TBGA100)) <text:s text:c="20"/>MTFC4GACAANA-4MIT <text:s text:c="25"/>U24 <text:s text:c="274"/></text:p>
      <text:p text:style-name="P1">2 <text:s text:c="2"/>NA(RA0805_(4X0402)_22R) <text:s text:c="28"/>R_MATRIX_4E_25X625 <text:s text:c="24"/>RM4, RM5 <text:s text:c="269"/></text:p>
      <text:p text:style-name="P1">1 <text:s text:c="2"/>NA(RA1206_(4X0603)_4B8_0R) <text:s text:c="25"/>R_MATRIX_4E <text:s text:c="31"/>RM2 <text:s text:c="274"/></text:p>
      <text:p text:style-name="P1">2 <text:s text:c="2"/>NA(RA1206_(4X0603)_4B8_10k) <text:s text:c="24"/>R_MATRIX_4E <text:s text:c="31"/>RM3, RM6 <text:s text:c="269"/></text:p>
      <text:p text:style-name="P1">3 <text:s text:c="2"/>NA(RCLAMP0524P) <text:s text:c="36"/>RCLAMP0524PTEST <text:s text:c="27"/>U17, U22, U23 <text:s text:c="264"/></text:p>
      <text:p text:style-name="P1">1 <text:s text:c="2"/>NA(W25Q128FVSIG(SOIC-8_Wide)/(EN25Q64-104HIP)) <text:s text:c="5"/>W25Q16BVSSIG(SO-8) <text:s text:c="24"/>U25 <text:s text:c="274"/></text:p>
      <text:p text:style-name="P1">4 <text:s text:c="2"/>Open <text:s text:c="47"/>SJSJ_SMALLER <text:s text:c="30"/>5V_E, 5V_E_SATA, VPS+, VPS- <text:s text:c="250"/></text:p>
      <text:p text:style-name="P1">1 <text:s text:c="2"/>Opened <text:s text:c="45"/>SJSJ_SMALLER <text:s text:c="30"/>WP_ENABLE <text:s text:c="268"/></text:p>
      <text:p text:style-name="P1">2 <text:s text:c="2"/>PJ-W47S-05D2-LF_V2 <text:s text:c="33"/>AUDIO_JACK_5PINPJ-W47S-05D2-LF_V2 <text:s text:c="9"/>HEADPHONES, MIC_IN <text:s text:c="259"/></text:p>
      <text:p text:style-name="P1">1 <text:s text:c="2"/>PSD006A-LT2-BA0 <text:s text:c="36"/>SD_CARD_PSD006A-LT2-BA0 <text:s text:c="19"/>SD/MMC2 <text:s text:c="270"/></text:p>
      <text:p text:style-name="P1">1 <text:s text:c="2"/>PWRJ-2mm(YDJ-1136) <text:s text:c="33"/>PWR-JAKPWR_JACK_UNI_MILLING_SMALLER_DRILLS PWR <text:s text:c="274"/></text:p>
      <text:p text:style-name="P1">1 <text:s text:c="2"/>Q24MHz/20pF/20ppm/2P/5.0x3.2mm <text:s text:c="21"/>HC49/S_E4SB25.000F20E15 <text:s text:c="19"/>Q3 <text:s text:c="275"/></text:p>
      <text:p text:style-name="P1">1 <text:s text:c="2"/>Q25MHz/20pF/20ppm/2P/5.0x3.2mm <text:s text:c="21"/>HC49/S_E4SB25.000F20E15 <text:s text:c="19"/>Q1 <text:s text:c="275"/></text:p>
      <text:p text:style-name="P1">1 <text:s text:c="2"/>Q32.768kHz/12.5pF/20ppm/4P/SMD8038 <text:s text:c="17"/>MC-306_MC-306-TEST <text:s text:c="24"/>Q2 <text:s text:c="275"/></text:p>
      <text:p text:style-name="P1">1 <text:s text:c="2"/>RA1206_(4X0603)_4B8_0R <text:s text:c="29"/>R_MATRIX_4E <text:s text:c="31"/>RM1 <text:s text:c="274"/></text:p>
      <text:p text:style-name="P1">2 <text:s text:c="2"/>RA1206_(4X0603)_4B8_1.5k <text:s text:c="27"/>R_MATRIX_4E <text:s text:c="31"/>RM9, RM10 <text:s text:c="268"/></text:p>
      <text:p text:style-name="P1">1 <text:s text:c="2"/>RA1206_(4X0603)_4B8_10k <text:s text:c="28"/>R_MATRIX_4E <text:s text:c="31"/>RM25 <text:s text:c="273"/></text:p>
      <text:p text:style-name="P1">1 <text:s text:c="2"/>RA1206_(4X0603)_4B8_75R <text:s text:c="28"/>R_MATRIX_4E <text:s text:c="31"/>RM7 <text:s text:c="274"/></text:p>
      <text:p text:style-name="P1">2 <text:s text:c="2"/>RA1206_(4X0603)_4B8_100K <text:s text:c="27"/>R_MATRIX_4E <text:s text:c="31"/>RM8, RM11 <text:s text:c="268"/></text:p>
      <text:p text:style-name="P1">1 <text:s text:c="2"/>RJLBC-060TC1 <text:s text:c="39"/>RJLBC-060TC1_GND_MILLING <text:s text:c="18"/>LAN <text:s text:c="274"/></text:p>
      <text:p text:style-name="P1">1 <text:s text:c="2"/>SATA-PWA-07 <text:s text:c="40"/>SATA-PWA-07TEST <text:s text:c="27"/>SATA <text:s text:c="273"/></text:p>
      <text:p text:style-name="P1">10 <text:s/>SIDE_WTCM-TR(3X4) <text:s text:c="34"/>SW-TAKTSIDE_WTCM-TR(3X4) <text:s text:c="18"/>ENTER, ESC, HOME, MENU, PWR_BUT, RECOVERY, RESET, SEARCH, VOL+, VOL- <text:s text:c="209"/></text:p>
      <text:p text:style-name="P1">1 <text:s text:c="2"/>SMBJ26A <text:s text:c="44"/>SMBJ16A <text:s text:c="35"/>D5 <text:s text:c="275"/></text:p>
      <text:p text:style-name="P1">3 <text:s text:c="2"/>SY6280AAC(SOT23-5) <text:s text:c="33"/>SY6280 <text:s text:c="36"/>U9, U10, U11 <text:s text:c="265"/></text:p>
      <text:p text:style-name="P1">2 <text:s text:c="2"/>SY8089AAAC(SOT23-5) <text:s text:c="32"/>SY8008 <text:s text:c="36"/>U13, U15 <text:s text:c="269"/></text:p>
      <text:p text:style-name="P1">2 <text:s text:c="2"/>TESTPAD3 <text:s text:c="43"/>TESTPAD3 <text:s text:c="34"/>5V_EXT, GND_PIN <text:s text:c="262"/></text:p>
      <text:p text:style-name="P1">1 <text:s text:c="2"/>TESTPAD40/70 <text:s text:c="39"/>TESTPAD40/70 <text:s text:c="30"/>GND_EXT <text:s text:c="270"/></text:p>
      <text:p text:style-name="P1">11 <text:s/>TESTPADTESTPAD_40-ROUND <text:s text:c="28"/>TESTPADTESTPAD_40-ROUND <text:s text:c="19"/>+5V, 1.2V_CPU, 1.2V_INT, 1.5V, 2.5V, 3.0VA, 3.3V, BAT, DS, GND, IPSOUT <text:s text:c="207"/></text:p>
      <text:p text:style-name="P1">1 <text:s text:c="2"/>USB-OTG <text:s text:c="44"/>MINI_USB9 <text:s text:c="33"/>USB_OTG <text:s text:c="270"/></text:p>
      <text:p text:style-name="P1">1 <text:s text:c="2"/>USB_TWO_LEVEL <text:s text:c="38"/>USB_TWO_LEVEL <text:s text:c="29"/>USB_HOST <text:s text:c="269"/></text:p>
      <text:p text:style-name="P1">1 <text:s text:c="2"/>WU06S <text:s text:c="46"/>CON6 <text:s text:c="38"/>VGA <text:s text:c="2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1:43:27.830032304</dc:date>
    <meta:editing-duration>PT4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29" meta:word-count="931" meta:character-count="48014" meta:non-whitespace-character-count="6211"/>
  </office:meta>
</office:document-meta>
</file>